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E0000015ECE669473A1162D0B.png" manifest:media-type="image/png"/>
  <manifest:file-entry manifest:full-path="Pictures/100002010000014A00000166407A462FFE3961D0.png" manifest:media-type="image/png"/>
  <manifest:file-entry manifest:full-path="Pictures/1000020100000260000001CE958AEC94897672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0.131cm" fo:min-width="2.04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.131cm" fo:min-width="2.04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0.131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5" style:family="graphic" style:parent-style-name="objectwithoutfill">
      <style:graphic-properties svg:stroke-color="#00cc33" draw:marker-end="Arrow" draw:marker-end-width="0.3cm" draw:fill="none" draw:fill-color="#00cc33" draw:textarea-vertical-align="middle"/>
    </style:style>
    <style:style style:name="gr6" style:family="graphic" style:parent-style-name="objectwithoutfill">
      <style:graphic-properties svg:stroke-color="#66ffff" draw:marker-end="Arrow" draw:marker-end-width="0.3cm" draw:fill="none" draw:fill-color="#00cc33" draw:textarea-vertical-align="middle"/>
    </style:style>
    <style:style style:name="gr7" style:family="graphic" style:parent-style-name="objectwithoutfill">
      <style:graphic-properties svg:stroke-color="#ff9900" draw:marker-end="Arrow" draw:marker-end-width="0.3cm" draw:fill="none" draw:fill-color="#00cc33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svg:stroke-color="#009999" draw:fill-color="#729fcf" draw:textarea-horizontal-align="justify" draw:textarea-vertical-align="middle" draw:auto-grow-height="false" fo:min-height="2.266cm" fo:min-width="2.01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cc33"/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00cc3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381cm" svg:x="25.892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381cm" svg:x="25.89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381cm" svg:x="25.892cm" svg:y="1.8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25cm" svg:height="2.015cm" svg:x="23.517cm" svg:y="1.017cm">
          <draw:text-box>
            <text:p><text:span text:style-name="T1">Se</text:span></text:p>
            <text:p><text:span text:style-name="T1">Opret</text:span></text:p>
            <text:p><text:span text:style-name="T1">Rediger</text:span></text:p>
          </draw:text-box>
        </draw:frame>
        <draw:line draw:style-name="gr5" draw:text-style-name="P5" draw:layer="layout" svg:x1="6.207cm" svg:y1="2.905cm" svg:x2="5.191cm" svg:y2="9.001cm">
          <text:p/>
        </draw:line>
        <draw:line draw:style-name="gr6" draw:text-style-name="P5" draw:layer="layout" svg:x1="6.08cm" svg:y1="2.905cm" svg:x2="6.461cm" svg:y2="8.493cm">
          <text:p/>
        </draw:line>
        <draw:line draw:style-name="gr7" draw:text-style-name="P5" draw:layer="layout" svg:x1="6.08cm" svg:y1="3.032cm" svg:x2="5.826cm" svg:y2="8.747cm">
          <text:p/>
        </draw:line>
        <draw:line draw:style-name="gr5" draw:text-style-name="P5" draw:layer="layout" svg:x1="3.286cm" svg:y1="17.51cm" svg:x2="4.937cm" svg:y2="11.668cm">
          <text:p/>
        </draw:line>
        <draw:line draw:style-name="gr7" draw:text-style-name="P5" draw:layer="layout" svg:x1="3.286cm" svg:y1="17.51cm" svg:x2="9.509cm" svg:y2="12.43cm">
          <text:p/>
        </draw:line>
        <draw:line draw:style-name="gr5" draw:text-style-name="P5" draw:layer="layout" svg:x1="3.159cm" svg:y1="17.51cm" svg:x2="9.001cm" svg:y2="12.176cm">
          <text:p/>
        </draw:line>
        <draw:line draw:style-name="gr6" draw:text-style-name="P5" draw:layer="layout" svg:x1="3.286cm" svg:y1="17.511cm" svg:x2="8.747cm" svg:y2="11.795cm">
          <text:p/>
        </draw:line>
        <draw:line draw:style-name="gr6" draw:text-style-name="P5" draw:layer="layout" svg:x1="3.286cm" svg:y1="17.51cm" svg:x2="12.938cm" svg:y2="11.795cm">
          <text:p/>
        </draw:line>
        <draw:line draw:style-name="gr5" draw:text-style-name="P5" draw:layer="layout" svg:x1="3.286cm" svg:y1="17.637cm" svg:x2="13.192cm" svg:y2="12.176cm">
          <text:p/>
        </draw:line>
        <draw:line draw:style-name="gr6" draw:text-style-name="P5" draw:layer="layout" svg:x1="3.286cm" svg:y1="17.51cm" svg:x2="16.621cm" svg:y2="12.176cm">
          <text:p/>
        </draw:line>
        <draw:line draw:style-name="gr5" draw:text-style-name="P5" draw:layer="layout" svg:x1="23.733cm" svg:y1="18.018cm" svg:x2="11.795cm" svg:y2="12.303cm">
          <text:p/>
        </draw:line>
        <draw:line draw:style-name="gr7" draw:text-style-name="P5" draw:layer="layout" svg:x1="23.86cm" svg:y1="18.145cm" svg:x2="11.287cm" svg:y2="12.684cm">
          <text:p/>
        </draw:line>
        <draw:line draw:style-name="gr5" draw:text-style-name="P5" draw:layer="layout" svg:x1="23.86cm" svg:y1="18.145cm" svg:x2="6.969cm" svg:y2="12.557cm">
          <text:p/>
        </draw:line>
        <draw:line draw:style-name="gr7" draw:text-style-name="P5" draw:layer="layout" svg:x1="3.286cm" svg:y1="17.383cm" svg:x2="13.573cm" svg:y2="12.557cm">
          <text:p/>
        </draw:line>
        <draw:line draw:style-name="gr5" draw:text-style-name="P5" draw:layer="layout" svg:x1="23.606cm" svg:y1="18.145cm" svg:x2="15.097cm" svg:y2="12.557cm">
          <text:p/>
        </draw:line>
        <draw:line draw:style-name="gr7" draw:text-style-name="P5" draw:layer="layout" svg:x1="3.54cm" svg:y1="17.51cm" svg:x2="17.002cm" svg:y2="12.43cm">
          <text:p/>
        </draw:line>
        <draw:line draw:style-name="gr5" draw:text-style-name="P5" draw:layer="layout" svg:x1="23.86cm" svg:y1="18.145cm" svg:x2="19.288cm" svg:y2="12.303cm">
          <text:p/>
        </draw:line>
        <draw:custom-shape draw:style-name="gr8" draw:text-style-name="P6" draw:layer="layout" svg:width="0.635cm" svg:height="0.635cm" svg:x="5.95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35cm" svg:height="0.635cm" svg:x="3.032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35cm" svg:height="0.635cm" svg:x="23.479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556cm" svg:height="3.556cm" svg:x="16.367cm" svg:y="8.874cm">
          <text:p text:style-name="P6">Kara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556cm" svg:height="3.556cm" svg:x="8.747cm" svg:y="8.874cm">
          <text:p text:style-name="P6">Opg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556cm" svg:height="3.556cm" svg:x="4.81cm" svg:y="8.747cm">
          <text:p text:style-name="P6">Ske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556cm" svg:height="3.556cm" svg:x="12.557cm" svg:y="8.747cm">
          <text:p text:style-name="P6">Fravæ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048cm" svg:height="2.316cm" svg:x="1cm" svg:y="17.637cm">
          <draw:image xlink:href="Pictures/1000020100000260000001CE958AEC948976724E.png" xlink:type="simple" xlink:show="embed" xlink:actuate="onLoad">
            <text:p/>
          </draw:image>
        </draw:frame>
        <draw:line draw:style-name="gr5" draw:text-style-name="P5" draw:layer="layout" svg:x1="3.413cm" svg:y1="17.256cm" svg:x2="17.383cm" svg:y2="12.684cm">
          <text:p/>
        </draw:line>
        <draw:frame draw:style-name="gr10" draw:text-style-name="P6" draw:layer="layout" svg:width="2.458cm" svg:height="2.667cm" svg:x="3.622cm" svg:y="1cm">
          <draw:image xlink:href="Pictures/100002010000014A00000166407A462FFE3961D0.png" xlink:type="simple" xlink:show="embed" xlink:actuate="onLoad">
            <text:p/>
          </draw:image>
        </draw:frame>
        <draw:frame draw:style-name="gr10" draw:text-style-name="P6" draw:layer="layout" svg:width="2.711cm" svg:height="3.736cm" svg:x="23.86cm" svg:y="16.264cm">
          <draw:image xlink:href="Pictures/10000201000000FE0000015ECE669473A1162D0B.png" xlink:type="simple" xlink:show="embed" xlink:actuate="onLoad">
            <text:p/>
          </draw:image>
        </draw:frame>
        <draw:frame draw:style-name="gr11" draw:text-style-name="P8" draw:layer="layout" svg:width="11.2cm" svg:height="1.517cm" svg:x="10.247cm" svg:y="2.27cm">
          <draw:text-box>
            <text:p><text:span text:style-name="T2">Roller </text:span><text:span text:style-name="T2">og </text:span><text:span text:style-name="T2">Rettig</text:span><text:span text:style-name="T2">he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08:51:49.575429000</meta:creation-date>
    <dc:date>2016-12-09T11:35:04.540956258</dc:date>
    <meta:editing-duration>PT1H5M20S</meta:editing-duration>
    <meta:editing-cycles>12</meta:editing-cycles>
    <meta:generator>LibreOffice/5.1.4.2$Linux_X86_64 LibreOffice_project/10m0$Build-2</meta:generator>
    <meta:document-statistic meta:object-count="33"/>
  </office:meta>
</office:document-meta>
</file>